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2756c" officeooo:paragraph-rsid="0012756c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2756c" officeooo:paragraph-rsid="00159b44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2756c" officeooo:paragraph-rsid="00173c63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2756c" officeooo:paragraph-rsid="0017d96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677ed" officeooo:paragraph-rsid="001677ed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75057" officeooo:paragraph-rsid="00175057" style:language-asian="zxx" style:country-asian="none" style:language-complex="zxx" style:country-complex="none"/>
    </style:style>
    <style:style style:name="T1" style:family="text">
      <style:text-properties officeooo:rsid="00136660"/>
    </style:style>
    <style:style style:name="T2" style:family="text">
      <style:text-properties officeooo:rsid="0015294a"/>
    </style:style>
    <style:style style:name="T3" style:family="text">
      <style:text-properties officeooo:rsid="00159b44"/>
    </style:style>
    <style:style style:name="T4" style:family="text">
      <style:text-properties officeooo:rsid="00173c63"/>
    </style:style>
    <style:style style:name="T5" style:family="text">
      <style:text-properties officeooo:rsid="0017d965"/>
    </style:style>
    <style:style style:name="T6" style:family="text">
      <style:text-properties officeooo:rsid="001904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mp)p</text:span>1) Wich football team has won the most world cups ?</text:p>
      <text:p text:style-name="P1">a) France</text:p>
      <text:p text:style-name="P1">b) Italy</text:p>
      <text:p text:style-name="P1">c) Brazil</text:p>
      <text:p text:style-name="P1">d) Argentina</text:p>
      <text:p text:style-name="P1"/>
      <text:p text:style-name="P1">correct answer : c</text:p>
      <text:p text:style-name="P1"/>
      <text:p text:style-name="P1"/>
      <text:p text:style-name="P1">2) What is the smallest circuit on the formula 1 calendar ?</text:p>
      <text:p text:style-name="P1">a) Monaco circuit</text:p>
      <text:p text:style-name="P1">b) Spa-Francorchamps circuit</text:p>
      <text:p text:style-name="P1">c) Silverstones circuit</text:p>
      <text:p text:style-name="P1">d Catalonia circuit</text:p>
      <text:p text:style-name="P1"/>
      <text:p text:style-name="P1">correct answer : a</text:p>
      <text:p text:style-name="P1"/>
      <text:p text:style-name="P1"/>
      <text:p text:style-name="P1"><text:span text:style-name="T3">3)</text:span>Who sculpted the lion of Belfort ?</text:p>
      <text:p text:style-name="P1"/>
      <text:p text:style-name="P1">a) <text:span text:style-name="T1">Gustave Eiffel</text:span></text:p>
      <text:p text:style-name="P1">b) Auguste Bartholdi</text:p>
      <text:p text:style-name="P1">c) <text:span text:style-name="T2">Auguste Rodin</text:span></text:p>
      <text:p text:style-name="P1">d) Zinédine zidane</text:p>
      <text:p text:style-name="P1"/>
      <text:p text:style-name="P2">correct answer : <text:span text:style-name="T3">b</text:span></text:p>
      <text:p text:style-name="P2"/>
      <text:p text:style-name="P2"/>
      <text:p text:style-name="P5">4) Who is the smallest country in the world ?</text:p>
      <text:p text:style-name="P5">a) Andorra</text:p>
      <text:p text:style-name="P5">b) Cuba</text:p>
      <text:p text:style-name="P5">c) Netherlands</text:p>
      <text:p text:style-name="P5">d) Vatican</text:p>
      <text:p text:style-name="P5"/>
      <text:p text:style-name="P3">correct answer : <text:span text:style-name="T4">d</text:span></text:p>
      <text:p text:style-name="P3"/>
      <text:p text:style-name="P3"/>
      <text:p text:style-name="P6">5) what is the capital of austria ?</text:p>
      <text:p text:style-name="P6">a)Vienna</text:p>
      <text:p text:style-name="P6">b) Paris</text:p>
      <text:p text:style-name="P6">c) Madrid</text:p>
      <text:p text:style-name="P6">d) Budapest</text:p>
      <text:p text:style-name="P6"/>
      <text:p text:style-name="P4">correct answer : <text:span text:style-name="T5">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1:03:24.239930345</meta:creation-date>
    <meta:generator>LibreOffice/7.3.6.2$Linux_X86_64 LibreOffice_project/30$Build-2</meta:generator>
    <dc:date>2022-10-10T11:54:14.029880731</dc:date>
    <meta:editing-duration>PT40M37S</meta:editing-duration>
    <meta:editing-cycles>9</meta:editing-cycles>
    <meta:document-statistic meta:table-count="0" meta:image-count="0" meta:object-count="0" meta:page-count="1" meta:paragraph-count="30" meta:word-count="115" meta:character-count="593" meta:non-whitespace-character-count="508"/>
  </office:meta>
</office:document-meta>
</file>